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e80008"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000689" draw:stroke="none" fo:margin="1.000000000000000pt" style:wrap="biggest" style:wrap-dynamic-threshold="0.000000000000000pt" svg:fill-rule="evenodd"/>
    </style:style>
    <style:style style:name="gr5" style:family="graphic">
      <style:graphic-properties draw:fill="solid" draw:fill-color="#ffee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378pt">
          <draw:g draw:style-name="gr1" draw:id="shape2" draw:name="g562" svg:y="0.00000000000pt">
            <draw:rect draw:style-name="gr2" draw:id="shape3" draw:name="rect149" draw:layer="" svg:width="850.39200000000pt" svg:height="566.92880800000pt" draw:transform="matrix(0.23472667000 0.00000000000 0.00000000000 0.17616303000 0.00000000000pt 0.12810448800pt)"/>
            <draw:rect draw:style-name="gr3" draw:id="shape4" draw:name="rect299" draw:layer="" svg:width="850.39200000000pt" svg:height="40.49487920000pt" draw:transform="matrix(0.23472667000 0.00000000000 0.00000000000 0.17616303000 0.00000000000pt 7.26180510736pt)"/>
            <draw:rect draw:style-name="gr3" draw:id="shape5" draw:name="rect300" draw:layer="" svg:width="850.39200000000pt" svg:height="40.49487920000pt" draw:transform="matrix(0.23472667000 0.00000000000 0.00000000000 0.17616303000 0.00000000000pt 21.52923495494pt)"/>
            <draw:rect draw:style-name="gr3" draw:id="shape6" draw:name="rect301" draw:layer="" svg:width="850.39200000000pt" svg:height="40.49487920000pt" draw:transform="matrix(0.23472667000 0.00000000000 0.00000000000 0.17616303000 0.00000000000pt 35.79660828943pt)"/>
            <draw:rect draw:style-name="gr3" draw:id="shape7" draw:name="rect302" draw:layer="" svg:width="850.39200000000pt" svg:height="40.49487920000pt" draw:transform="matrix(0.23472667000 0.00000000000 0.00000000000 0.17616303000 0.00000000000pt 50.06412114504pt)"/>
            <draw:rect draw:style-name="gr3" draw:id="shape8" draw:name="rect303" draw:layer="" svg:width="850.39200000000pt" svg:height="40.49487920000pt" draw:transform="matrix(0.23472667000 0.00000000000 0.00000000000 0.17616303000 0.00000000000pt 64.33149447953pt)"/>
            <draw:rect draw:style-name="gr3" draw:id="shape9" draw:name="rect304" draw:layer="" svg:width="850.39200000000pt" svg:height="40.49487920000pt" draw:transform="matrix(0.23472667000 0.00000000000 0.00000000000 0.17616303000 0.00000000000pt 78.59901438166pt)"/>
            <draw:rect draw:style-name="gr3" draw:id="shape10" draw:name="rect305" draw:layer="" svg:width="850.39200000000pt" svg:height="40.49487920000pt" draw:transform="matrix(0.23472667000 0.00000000000 0.00000000000 0.17616303000 0.00000000000pt 92.86623777046pt)"/>
            <draw:rect draw:style-name="gr4" draw:id="shape11" draw:name="rect298" draw:layer="" svg:width="422.46718400000pt" svg:height="324.63520800000pt" draw:transform="matrix(0.23472667000 0.00000000000 0.00000000000 0.17616303000 0.00000000000pt 0.00000000378pt)"/>
          </draw:g>
          <draw:path draw:style-name="gr5" draw:id="shape12" draw:name="path297" draw:layer="" svg:width="32.83641118183pt" svg:height="44.64725935248pt" svg:x="17.92730464688pt" svg:y="7.03567922900pt" svg:viewBox="0 0 33 45" svg:d="M32.8364 41.8779C22.0286 47.8584 8.5172 43.8173 2.67729 32.9852C-3.16261 22.1528 0.86941 8.61118 11.6774 2.75814C18.36 -0.860869 25.6998 -0.932736 32.3689 2.62698C28.6059 1.72629 25.2456 1.77471 21.5943 2.85335C10.9581 5.99544 4.84404 17.287 7.94686 28.0578C11.0497 38.8286 22.2003 45.0199 32.8364 41.8779Z" koffice:nodeTypes="ccccccc"/>
          <draw:path draw:style-name="gr5" draw:id="shape13" draw:name="polygon291" draw:layer="" svg:width="198.88458579394pt" svg:height="203.09193040552pt" draw:transform="matrix(0.20749954000 0.00000000000 0.00000000000 0.20749954000 42.41020990669pt 7.43982829357pt)" svg:viewBox="0 0 199 203" svg:d="M74.3086 69.3888L56.2804 9.58241L90.778 61.6903L100.537 0L108.963 61.8855L144.576 10.53L125.263 69.9361L179.675 39.0867L136.449 84.2474L198.885 80.0144L140.304 101.984L198.396 125.207L136.067 119.635L178.311 165.712L124.575 133.702L142.603 193.51L108.107 141.401L98.3477 203.092L98.3477 203.092L89.9209 141.206L54.3089 192.563L73.6214 133.156L19.2091 164.005L62.4357 118.845L0 123.078L58.58 101.107L0.487485 77.8851L62.8174 83.4568L20.5738 37.3792Z" koffice:nodeTypes="ccccccccccc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3:29</dc:date>
    <meta:creation-date>2011-05-22T06:10:41</meta:creation-date>
    <dc:creator>Yue Liu</dc:creator>
  </office:meta>
</office:document-meta>
</file>